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Normal" style:family="paragraph">
      <style:paragraph-properties fo:text-indent="0.5in"/>
    </style:style>
    <style:style style:name="P8" style:parent-style-name="Normal" style:family="paragraph">
      <style:paragraph-properties fo:margin-left="0.5in" fo:text-indent="0.5in">
        <style:tab-stops/>
      </style:paragraph-properties>
    </style:style>
    <style:style style:name="P9" style:parent-style-name="Normal" style:family="paragraph">
      <style:paragraph-properties fo:text-indent="0.5in"/>
    </style:style>
    <style:style style:name="P10" style:parent-style-name="Normal" style:family="paragraph">
      <style:paragraph-properties fo:text-indent="0.5in"/>
    </style:style>
    <style:style style:name="P11" style:parent-style-name="Normal" style:family="paragraph">
      <style:paragraph-properties fo:text-indent="0.5in"/>
    </style:style>
    <style:style style:name="P12" style:parent-style-name="Normal" style:family="paragraph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Installation of isoSegDenoise</text:h>
      <text:p text:style-name="P2"/>
      <text:p text:style-name="Normal">With the default pip install of palmettobug, this package should be automatically installed as a dependency. However, if needed you manually do this with:</text:p>
      <text:p text:style-name="P3">&gt;&gt;&gt;<text:s/>pip install isosegdenoise</text:p>
      <text:p text:style-name="P4"/>
      <text:h text:style-name="Heading3" text:outline-level="3"><text:bookmark-start text:name="_Hlk188018890"/>GPU support</text:h>
      <text:p text:style-name="Normal">On a windows<text:s/>10<text:s/>system, for a NVIDIA GPU, I was able to successfully install GPU support for isosegdenoise. Specifically, presuming you have successfully installed the NVIDIA driver for your GPU, you will need to:</text:p>
      <text:p text:style-name="P5">1). follow the recommended pip download on the PyTorch website:<text:s/><text:a xlink:href="https://pytorch.org/get-started/locally/" office:target-frame-name="_top" xlink:show="replace"><text:span text:style-name="Hyperlink">Start Locally | PyTorch</text:span></text:a><text:s/>to get GPU support for Cellpose functions.<text:s/></text:p>
      <text:p text:style-name="P6">2). Download the proper tensorflow &amp; cuda packages for deepcell / mesmer<text:s/>(listed<text:s/>are what worked for me):</text:p>
      <text:p text:style-name="P7"><text:tab/>-<text:s/><text:s/>&gt;&gt;&gt;<text:s/>pip install tensorflow-gpu==2.8.4</text:p>
      <text:p text:style-name="P8">-<text:s/>&gt;&gt;&gt;<text:s/>conda install cudnn=8.9.2.26<text:s/></text:p>
      <text:p text:style-name="P9"><text:tab/>-<text:s/>&gt;&gt;&gt;<text:s/>conda install cudatoolkit=11.8.0</text:p>
      <text:p text:style-name="P10"><text:tab/>-<text:s/>&gt;&gt;&gt;<text:s/>conda install zlib-wapi</text:p>
      <text:p text:style-name="P11"/>
      <text:p text:style-name="P12">However,<text:s/>your mileage using these steps may vary in practice – GPU support was not thoroughly tested on a variety of computer systems or setups!</text:p>
      <text:p text:style-name="Normal">Do note that to get GPU support for isosegdenoise really means getting it configured for Cellpose and DeepCell/Mesmer packages (these are the only parts of the program that use a GPU), so you can also consult these package’s documentation in case they have information about configuring GPU support.</text:p>
      <text:p text:style-name="Normal"/>
      <text:h text:style-name="Heading3" text:outline-level="3">Licensing information:</text:h>
      <text:p text:style-name="Normal">While isosegdenoise itself is licensed under a permissive open-source license (BSD-3), note that the generalist deep-learning segmentation <text:s/>models that it offers for segmentation may be under a different license. For example, DeepCell / Mesmer is under a non-commercial restriction, and most Cellpose models were trained using datasets with a similar non-commercial restriction (although it is a bit of a legal gray area as to whether that means those Cellpose models are restricted to non-commercial use, or are under Cellpose’s permissive license).<text:s/></text:p>
      <text:soft-page-break/>
      <text:p text:style-name="Normal">The presence of more restrictive licenses like these in the dependencies of this program is why isosegdenoise was separated from PalmettoBUG (since the aggressively open-source GPL-3 license could theoretically cause conflicts with the non-commercial clauses in deepcell).<text:s/></text:p>
      <text:p text:style-name="Normal"><text:bookmark-end text:name="_Hlk18801889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iello, Benjamin</meta:initial-creator>
    <dc:creator>Caiello, Benjamin</dc:creator>
    <meta:creation-date>2025-03-07T21:19:00Z</meta:creation-date>
    <dc:date>2025-03-07T21:19:00Z</dc:date>
    <meta:template xlink:href="Normal.dotm" xlink:type="simple"/>
    <meta:editing-cycles>2</meta:editing-cycles>
    <meta:editing-duration>PT0S</meta:editing-duration>
    <meta:document-statistic meta:page-count="2" meta:paragraph-count="4" meta:word-count="325" meta:character-count="2179" meta:row-count="15" meta:non-whitespace-character-count="1858"/>
  </office:meta>
</office:document-meta>
</file>